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OpenSymbol" svg:font-family="OpenSymbol"/>
    <style:font-face style:name="Roboto" svg:font-family="Roboto, sans-serif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461cm" fo:margin-left="0cm" fo:margin-top="0cm" fo:margin-bottom="0cm" table:align="left" style:writing-mode="lr-tb"/>
    </style:style>
    <style:style style:name="Таблица1.A" style:family="table-column">
      <style:table-column-properties style:column-width="8.146cm"/>
    </style:style>
    <style:style style:name="Таблица1.B" style:family="table-column">
      <style:table-column-properties style:column-width="4.89cm"/>
    </style:style>
    <style:style style:name="Таблица1.C" style:family="table-column">
      <style:table-column-properties style:column-width="5.426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a" fo:border-bottom="0.5pt solid #00000a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line-height="106%"/>
      <style:text-properties fo:font-size="14pt" style:font-size-asian="14pt" style:language-asian="en" style:country-asian="US" style:font-size-complex="14pt"/>
    </style:style>
    <style:style style:name="P8" style:family="paragraph" style:parent-style-name="Standard">
      <style:text-properties fo:font-size="14pt" fo:language="en" fo:country="US" style:font-size-asian="14pt" style:font-size-complex="14pt"/>
    </style:style>
    <style:style style:name="P9" style:family="paragraph" style:parent-style-name="Standard">
      <style:paragraph-properties fo:line-height="106%"/>
    </style:style>
    <style:style style:name="P10" style:family="paragraph" style:parent-style-name="Standard">
      <style:paragraph-properties fo:line-height="106%" fo:text-align="center" style:justify-single-word="false"/>
    </style:style>
    <style:style style:name="P11" style:family="paragraph" style:parent-style-name="Standard">
      <style:text-properties fo:color="#000000" style:font-name="Consolas" fo:font-size="9.5pt" style:font-size-asian="9.5pt" style:language-asian="en" style:country-asian="US" style:font-name-complex="Calibri1" style:font-size-complex="9.5pt"/>
    </style:style>
    <style:style style:name="P12" style:family="paragraph" style:parent-style-name="Standard">
      <style:text-properties fo:color="#000000" style:font-name="Consolas" fo:font-size="9.5pt" fo:language="en" fo:country="US" style:font-size-asian="9.5pt" style:language-asian="en" style:country-asian="US" style:font-name-complex="Calibri1" style:font-size-complex="9.5pt"/>
    </style:style>
    <style:style style:name="P13" style:family="paragraph" style:parent-style-name="Standard">
      <style:text-properties fo:color="#00000a" style:font-name="Times New Roman" fo:font-size="14pt" fo:font-weight="bold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line-height="106%" fo:text-align="center" style:justify-single-word="false"/>
      <style:text-properties fo:language="ru" fo:country="RU" officeooo:paragraph-rsid="0005a9b0"/>
    </style:style>
    <style:style style:name="P15" style:family="paragraph" style:parent-style-name="Standard">
      <style:text-properties officeooo:paragraph-rsid="0005a9b0"/>
    </style:style>
    <style:style style:name="P16" style:family="paragraph" style:parent-style-name="Standard">
      <style:paragraph-properties fo:margin-left="0cm" fo:margin-right="0cm" fo:text-indent="1.249cm" style:auto-text-indent="false"/>
    </style:style>
    <style:style style:name="P17" style:family="paragraph" style:parent-style-name="Standard">
      <style:paragraph-properties fo:margin-left="0cm" fo:margin-right="0cm" fo:text-indent="1.249cm" style:auto-text-indent="false"/>
      <style:text-properties fo:font-size="14pt" style:font-size-asian="14pt" style:font-size-complex="14pt"/>
    </style:style>
    <style:style style:name="P18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19" style:family="paragraph" style:parent-style-name="Text_20_body" style:list-style-name="WWNum3"/>
    <style:style style:name="P20" style:family="paragraph" style:parent-style-name="Text_20_body" style:list-style-name="WWNum3">
      <style:text-properties style:font-name="Times New Roman"/>
    </style:style>
    <style:style style:name="P21" style:family="paragraph" style:parent-style-name="Heading_20_1">
      <style:paragraph-properties fo:margin-top="0cm" fo:margin-bottom="0cm" style:contextual-spacing="false"/>
      <style:text-properties fo:color="#00000a" style:font-name="Times New Roman" fo:font-size="14pt" fo:font-weight="bold" style:font-size-asian="14pt" style:font-weight-asian="bold" style:font-name-complex="Times New Roman1" style:font-size-complex="14pt"/>
    </style:style>
    <style:style style:name="P22" style:family="paragraph" style:parent-style-name="Heading_20_1">
      <style:paragraph-properties fo:margin-left="1.249cm" fo:margin-right="0cm" fo:margin-top="0cm" fo:margin-bottom="0cm" style:contextual-spacing="false" fo:text-indent="0cm" style:auto-text-indent="false"/>
    </style:style>
    <style:style style:name="P23" style:family="paragraph" style:parent-style-name="Heading_20_1">
      <style:paragraph-properties fo:margin-left="0cm" fo:margin-right="0cm" fo:text-indent="1.249cm" style:auto-text-indent="false"/>
    </style:style>
    <style:style style:name="P24" style:family="paragraph" style:parent-style-name="Heading_20_1">
      <style:paragraph-properties fo:margin-left="0cm" fo:margin-right="0cm" fo:text-align="center" style:justify-single-word="false" fo:text-indent="1.249cm" style:auto-text-indent="false"/>
    </style:style>
    <style:style style:name="P25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officeooo:paragraph-rsid="0005a9b0"/>
    </style:style>
    <style:style style:name="P2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7" style:family="paragraph" style:parent-style-name="Contents_20_Heading">
      <style:paragraph-properties fo:text-align="center" style:justify-single-word="false" fo:break-before="page"/>
    </style:style>
    <style:style style:name="P28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T1" style:family="text">
      <style:text-properties fo:text-transform="uppercase"/>
    </style:style>
    <style:style style:name="T2" style:family="text">
      <style:text-properties fo:text-transform="uppercase" fo:font-size="14pt" fo:font-weight="bold" style:font-size-asian="14pt" style:font-weight-asian="bold" style:font-size-complex="14pt"/>
    </style:style>
    <style:style style:name="T3" style:family="text">
      <style:text-properties fo:text-transform="uppercase" fo:font-size="14pt" style:font-size-complex="14pt"/>
    </style:style>
    <style:style style:name="T4" style:family="text">
      <style:text-properties fo:font-size="14pt" style:font-size-asian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font-size="14pt" officeooo:rsid="0005a9b0" style:font-size-asian="14pt" style:font-size-complex="14pt" style:font-weight-complex="bold"/>
    </style:style>
    <style:style style:name="T8" style:family="text">
      <style:text-properties fo:font-size="14pt" officeooo:rsid="0005a9b0" style:font-size-asian="14pt" style:font-size-complex="14pt"/>
    </style:style>
    <style:style style:name="T9" style:family="text">
      <style:text-properties fo:font-size="14pt" style:font-size-asian="14pt" style:language-asian="en" style:country-asian="US" style:font-size-complex="14pt"/>
    </style:style>
    <style:style style:name="T10" style:family="text">
      <style:text-properties fo:font-size="14pt" officeooo:rsid="0005a9b0" style:font-size-asian="14pt" style:language-asian="en" style:country-asian="US" style:font-size-complex="14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4pt" fo:language="en" fo:country="US" style:font-size-asian="14pt" style:font-size-complex="14pt" style:font-weight-complex="bold"/>
    </style:style>
    <style:style style:name="T13" style:family="text">
      <style:text-properties fo:font-size="14pt" fo:language="en" fo:country="US" officeooo:rsid="0005a9b0" style:font-size-asian="14pt" style:font-size-complex="14pt"/>
    </style:style>
    <style:style style:name="T14" style:family="text">
      <style:text-properties fo:font-size="14pt" fo:language="en" fo:country="US" style:font-size-asian="14pt" style:language-asian="en" style:country-asian="US" style:font-size-complex="14pt"/>
    </style:style>
    <style:style style:name="T15" style:family="text">
      <style:text-properties fo:font-size="14pt" fo:language="ru" fo:country="RU" officeooo:rsid="0005a9b0" style:font-size-asian="14pt" style:font-size-complex="14pt"/>
    </style:style>
    <style:style style:name="T16" style:family="text">
      <style:text-properties fo:color="#ff0000" fo:font-size="14pt" fo:font-weight="bold" style:font-size-asian="14pt" style:font-weight-asian="bold" style:font-size-complex="14pt"/>
    </style:style>
    <style:style style:name="T17" style:family="text">
      <style:text-properties fo:color="#000000" fo:font-size="14pt" fo:font-weight="bold" style:font-size-asian="14pt" style:font-weight-asian="bold" style:font-size-complex="14pt"/>
    </style:style>
    <style:style style:name="T18" style:family="text">
      <style:text-properties fo:color="#000000" style:font-name="Consolas" fo:font-size="9.5pt" style:font-size-asian="9.5pt" style:language-asian="en" style:country-asian="US" style:font-name-complex="Calibri1" style:font-size-complex="9.5pt"/>
    </style:style>
    <style:style style:name="T19" style:family="text">
      <style:text-properties fo:color="#000000" style:font-name="Consolas" fo:font-size="9.5pt" fo:language="en" fo:country="US" style:font-size-asian="9.5pt" style:language-asian="en" style:country-asian="US" style:font-name-complex="Calibri1" style:font-size-complex="9.5pt"/>
    </style:style>
    <style:style style:name="T20" style:family="text">
      <style:text-properties fo:color="#000000" style:font-name="Consolas" fo:font-size="9.5pt" fo:language="en" fo:country="US" officeooo:rsid="0005a9b0" style:font-size-asian="9.5pt" style:language-asian="en" style:country-asian="US" style:font-name-complex="Calibri1" style:font-size-complex="9.5pt"/>
    </style:style>
    <style:style style:name="T21" style:family="text">
      <style:text-properties fo:font-size="18pt" style:font-size-asian="18pt"/>
    </style:style>
    <style:style style:name="T22" style:family="text">
      <style:text-properties fo:color="#00000a" style:font-name="Times New Roman" fo:font-size="14pt" fo:font-weight="bold" style:font-size-asian="14pt" style:font-weight-asian="bold" style:font-name-complex="Times New Roman1" style:font-size-complex="14pt"/>
    </style:style>
    <style:style style:name="T23" style:family="text">
      <style:text-properties fo:color="#808080" style:font-name="Consolas" fo:font-size="9.5pt" style:font-size-asian="9.5pt" style:language-asian="en" style:country-asian="US" style:font-name-complex="Calibri1" style:font-size-complex="9.5pt"/>
    </style:style>
    <style:style style:name="T24" style:family="text">
      <style:text-properties fo:color="#808080" style:font-name="Consolas" fo:font-size="9.5pt" fo:language="en" fo:country="US" style:font-size-asian="9.5pt" style:language-asian="en" style:country-asian="US" style:font-name-complex="Calibri1" style:font-size-complex="9.5pt"/>
    </style:style>
    <style:style style:name="T25" style:family="text">
      <style:text-properties fo:color="#a31515" style:font-name="Consolas" fo:font-size="9.5pt" style:font-size-asian="9.5pt" style:language-asian="en" style:country-asian="US" style:font-name-complex="Calibri1" style:font-size-complex="9.5pt"/>
    </style:style>
    <style:style style:name="T26" style:family="text">
      <style:text-properties fo:color="#a31515" style:font-name="Consolas" fo:font-size="9.5pt" fo:language="en" fo:country="US" style:font-size-asian="9.5pt" style:language-asian="en" style:country-asian="US" style:font-name-complex="Calibri1" style:font-size-complex="9.5pt"/>
    </style:style>
    <style:style style:name="T27" style:family="text">
      <style:text-properties fo:color="#008000" style:font-name="Consolas" fo:font-size="9.5pt" style:font-size-asian="9.5pt" style:language-asian="en" style:country-asian="US" style:font-name-complex="Calibri1" style:font-size-complex="9.5pt"/>
    </style:style>
    <style:style style:name="T28" style:family="text">
      <style:text-properties fo:color="#008000" style:font-name="Consolas" fo:font-size="9.5pt" fo:language="en" fo:country="US" style:font-size-asian="9.5pt" style:language-asian="en" style:country-asian="US" style:font-name-complex="Calibri1" style:font-size-complex="9.5pt"/>
    </style:style>
    <style:style style:name="T29" style:family="text">
      <style:text-properties fo:color="#0000ff" style:font-name="Consolas" fo:font-size="9.5pt" style:font-size-asian="9.5pt" style:language-asian="en" style:country-asian="US" style:font-name-complex="Calibri1" style:font-size-complex="9.5pt"/>
    </style:style>
    <style:style style:name="T30" style:family="text">
      <style:text-properties fo:color="#0000ff" style:font-name="Consolas" fo:font-size="9.5pt" fo:language="en" fo:country="US" style:font-size-asian="9.5pt" style:language-asian="en" style:country-asian="US" style:font-name-complex="Calibri1" style:font-size-complex="9.5pt"/>
    </style:style>
    <style:style style:name="T31" style:family="text">
      <style:text-properties fo:color="#2b91af" style:font-name="Consolas" fo:font-size="9.5pt" fo:language="en" fo:country="US" style:font-size-asian="9.5pt" style:language-asian="en" style:country-asian="US" style:font-name-complex="Calibri1" style:font-size-complex="9.5pt"/>
    </style:style>
    <style:style style:name="T32" style:family="text">
      <style:text-properties fo:color="#6f008a" style:font-name="Consolas" fo:font-size="9.5pt" style:font-size-asian="9.5pt" style:language-asian="en" style:country-asian="US" style:font-name-complex="Calibri1" style:font-size-complex="9.5pt"/>
    </style:style>
    <style:style style:name="T33" style:family="text">
      <style:text-properties fo:color="#6f008a" style:font-name="Consolas" fo:font-size="9.5pt" fo:language="en" fo:country="US" style:font-size-asian="9.5pt" style:language-asian="en" style:country-asian="US" style:font-name-complex="Calibri1" style:font-size-complex="9.5pt"/>
    </style:style>
    <style:style style:name="T34" style:family="text">
      <style:text-properties fo:font-variant="normal" fo:text-transform="none" fo:color="#000000" fo:font-size="14pt" fo:letter-spacing="normal" fo:font-style="normal" fo:font-weight="normal" style:font-size-asian="14pt" style:font-size-complex="14pt" style:font-weight-complex="bold"/>
    </style:style>
    <style:style style:name="T35" style:family="text">
      <style:text-properties fo:font-variant="normal" fo:text-transform="none" fo:color="#000000" fo:font-size="14pt" fo:letter-spacing="normal" fo:font-style="normal" fo:font-weight="normal" officeooo:rsid="0005a9b0" style:font-size-asian="14pt" style:font-size-complex="14pt" style:font-weight-complex="bold"/>
    </style:style>
    <style:style style:name="T36" style:family="text">
      <style:text-properties fo:font-variant="normal" fo:text-transform="none" fo:color="#000000" fo:font-size="14pt" fo:letter-spacing="normal" fo:font-style="normal" fo:font-weight="bold" style:font-size-asian="14pt" style:font-size-complex="14pt" style:font-weight-complex="bold"/>
    </style:style>
    <style:style style:name="T37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38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 style:font-weight-complex="bold"/>
    </style:style>
    <style:style style:name="T39" style:family="text">
      <style:text-properties fo:font-variant="normal" fo:text-transform="none" fo:color="#000000" style:font-name="Times New Roman" fo:font-size="14pt" fo:letter-spacing="normal" fo:font-style="normal" fo:font-weight="normal" officeooo:rsid="0005a9b0" style:font-size-asian="14pt" style:font-size-complex="14pt" style:font-weight-complex="bold"/>
    </style:style>
    <style:style style:name="T40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T41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 style:font-weight-complex="bold"/>
    </style:style>
    <style:style style:name="T42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officeooo:rsid="0005a9b0" style:font-size-asian="14pt" style:font-size-complex="14pt" style:font-weight-complex="bold"/>
    </style:style>
    <style:style style:name="fr1" style:family="graphic" style:parent-style-name="Frame">
      <style:graphic-properties fo:margin-left="0cm" fo:margin-right="0cm" fo:margin-top="0cm" fo:margin-bottom="0cm" style:horizontal-pos="from-left" style:horizontal-rel="paragraph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2">МИНОБРНАУКИ РОССИИ</text:span></text:p>
      <text:p text:style-name="P1"><text:span text:style-name="T2">Санкт-Петербургский государственный</text:span></text:p>
      <text:p text:style-name="P1"><text:span text:style-name="T2">электротехнический университет</text:span></text:p>
      <text:p text:style-name="P1"><text:span text:style-name="T2">«ЛЭТИ» им. В.И. Ульянова (Ленина)</text:span></text:p>
      <text:p text:style-name="P1"><text:span text:style-name="T11">Кафедра МО ЭВМ</text:span></text:p>
      <text:p text:style-name="P2"/>
      <text:p text:style-name="P5"/>
      <text:p text:style-name="P5"/>
      <text:p text:style-name="P4"/>
      <text:p text:style-name="P4"/>
      <text:p text:style-name="P4"/>
      <text:p text:style-name="P4"/>
      <text:p text:style-name="P5"/>
      <text:p text:style-name="P5"/>
      <text:p text:style-name="P26"><text:span text:style-name="Book_20_Title"><text:span text:style-name="T3">отчет</text:span></text:span></text:p>
      <text:p text:style-name="P1"><text:span text:style-name="T11">по лабораторной работе</text:span><text:span text:style-name="T16"> </text:span><text:span text:style-name="T11">№1</text:span></text:p>
      <text:p text:style-name="P1"><text:span text:style-name="T11">по дисциплине </text:span><text:span text:style-name="T17">«</text:span><text:span text:style-name="T11">Программирование</text:span><text:span text:style-name="T17">»</text:span></text:p>
      <text:p text:style-name="P1"><text:span text:style-name="Book_20_Title"><text:span text:style-name="T5">Тема: Обзор стандартной библиотеки</text:span></text:span></text:p>
      <text:p text:style-name="P5"/>
      <text:p text:style-name="P5"/>
      <text:p text:style-name="P5"/>
      <text:p text:style-name="P5"/>
      <text:p text:style-name="P5"><draw:frame draw:style-name="fr1" draw:name="Врезка1" text:anchor-type="paragraph" svg:x="-0.191cm" svg:width="18.461cm" draw:z-index="0"><draw:text-box fo:min-height="0cm"><table:table table:name="Таблица1" table:style-name="Таблица1"><table:table-column table:style-name="Таблица1.A"/><table:table-column table:style-name="Таблица1.B"/><table:table-column table:style-name="Таблица1.C"/><table:table-row table:style-name="Таблица1.1"><table:table-cell table:style-name="Таблица1.A1" office:value-type="string"><text:p text:style-name="P9"><text:span text:style-name="T9">Студент гр. </text:span><text:span text:style-name="T14">6304</text:span></text:p></table:table-cell><table:table-cell table:style-name="Таблица1.B1" office:value-type="string"><text:p text:style-name="P7"/></table:table-cell><table:table-cell table:style-name="Таблица1.A1" office:value-type="string"><text:p text:style-name="P14"><text:span text:style-name="T10">Путьков Д.А.</text:span></text:p></table:table-cell></table:table-row><table:table-row table:style-name="Таблица1.1"><table:table-cell table:style-name="Таблица1.A1" office:value-type="string"><text:p text:style-name="P9"><text:span text:style-name="T9">Преподаватель</text:span></text:p></table:table-cell><table:table-cell table:style-name="Таблица1.B2" office:value-type="string"><text:p text:style-name="P7"/></table:table-cell><table:table-cell table:style-name="Таблица1.A1" office:value-type="string"><text:p text:style-name="P10"><text:span text:style-name="T9">Берленко Т.А.</text:span><text:bookmark text:name="_GoBack1"/></text:p></table:table-cell></table:table-row></table:table></draw:text-box></draw:frame></text:p>
      <text:p text:style-name="P5"/>
      <text:p text:style-name="P5"/>
      <text:p text:style-name="P5"/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>Санкт-Петербург</text:span></text:p>
      <text:p text:style-name="P1"><text:span text:style-name="T6">201</text:span><text:span text:style-name="T12">7</text:span></text:p>
      <text:p text:style-name="P27"><text:bookmark-start text:name="_Toc467687451"/><text:span text:style-name="T21">Оглавление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8"><text:a xlink:type="simple" xlink:href="#__RefHeading__367_395092481" text:style-name="Index_20_Link" text:visited-style-name="Index_20_Link">Цель работы<text:tab/>4</text:a></text:p>
          <text:p text:style-name="P28"><text:a xlink:type="simple" xlink:href="#__RefHeading__369_395092481" text:style-name="Index_20_Link" text:visited-style-name="Index_20_Link">Задание<text:tab/>4</text:a></text:p>
          <text:p text:style-name="P28"><text:a xlink:type="simple" xlink:href="#__RefHeading__371_395092481" text:style-name="Index_20_Link" text:visited-style-name="Index_20_Link">Содержание<text:tab/>5</text:a></text:p>
          <text:p text:style-name="P28"><text:a xlink:type="simple" xlink:href="#__RefHeading__373_395092481" text:style-name="Index_20_Link" text:visited-style-name="Index_20_Link">Вывод<text:tab/>7</text:a></text:p>
        </text:index-body>
      </text:table-of-content>
      <text:p text:style-name="P13"><text:bookmark-start text:name="_Toc47569693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1" text:outline-level="1"/>
      <text:h text:style-name="P2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2" text:outline-level="1"><text:soft-page-break/><text:span text:style-name="T22"/></text:h>
      <text:h text:style-name="P25" text:outline-level="1"><text:bookmark-start text:name="__RefHeading__367_395092481"/><text:span text:style-name="T22"><text:tab/></text:span><text:bookmark-end text:name="__RefHeading__367_395092481"/></text:h>
      <text:h text:style-name="P25" text:outline-level="1"><text:span text:style-name="T22"><text:tab/>Цель работы</text:span><text:bookmark-end text:name="_Toc467687451"/><text:bookmark-end text:name="_Toc475696935"/></text:h>
      <text:p text:style-name="P16"><text:span text:style-name="T5">Написа</text:span><text:span text:style-name="T15">ть</text:span><text:span text:style-name="T5"> программ</text:span><text:span text:style-name="T8">у, используя</text:span><text:span text:style-name="T5"> функци</text:span><text:span text:style-name="T8">и</text:span><text:span text:style-name="T5"> стандартной библиотеки языка Си</text:span><text:span text:style-name="T8">.</text:span></text:p>
      <text:p text:style-name="P17"/>
      <text:h text:style-name="P22" text:outline-level="1"><text:bookmark-start text:name="__RefHeading__369_395092481"/><text:bookmark-start text:name="_Toc475696936"/><text:bookmark-start text:name="_Toc467687452"/><text:span text:style-name="T22">Задание</text:span><text:bookmark-end text:name="__RefHeading__369_395092481"/><text:bookmark-end text:name="_Toc475696936"/><text:bookmark-end text:name="_Toc467687452"/></text:h>
      <text:p text:style-name="P16"><text:span text:style-name="T37">Напишите программу, на вход которой подается массив целых чисел длины </text:span><text:span text:style-name="T40">1000</text:span><text:span text:style-name="T37">.</text:span><text:span text:style-name="T5"> </text:span></text:p>
      <text:p text:style-name="P17"/>
      <text:p text:style-name="Standard"><text:span text:style-name="T6"><text:tab/>Программа должна совершать следующие действия:</text:span></text:p>
      <text:p text:style-name="P6"/>
      <text:list xml:id="list8455786371029130371" text:style-name="WWNum3">
        <text:list-item>
          <text:p text:style-name="P20"><text:span text:style-name="T35">О</text:span><text:span text:style-name="T34">тсортировать массив по невозрастанию модулей элементов с помощью алгоритма "быстрая сортировка" (quick sort), используя при этом </text:span><text:span text:style-name="T36">функцию стандартной библиотеки.</text:span></text:p>
        </text:list-item>
        <text:list-item>
          <text:p text:style-name="P19"><text:span text:style-name="T39">П</text:span><text:span text:style-name="T38">осчитать время, за которое будет совершена сортировка, используя при этом </text:span><text:span text:style-name="T41">функцию стандартной библиотек</text:span><text:span text:style-name="T42">и.</text:span></text:p>
        </text:list-item>
        <text:list-item>
          <text:p text:style-name="P19"><text:span text:style-name="T39">В</text:span><text:span text:style-name="T38">ывести отсортированный массив (элементы массива должны быть разделены пробелом)</text:span></text:p>
        </text:list-item>
        <text:list-item>
          <text:p text:style-name="P19"><text:span text:style-name="T39">В</text:span><text:span text:style-name="T38">ывести время, за которое была совершена быстрая сортировка.</text:span></text:p>
        </text:list-item>
      </text:list>
      <text:h text:style-name="P24" text:outline-level="1"><text:span text:style-name="T22"/></text:h>
      <text:h text:style-name="P24" text:outline-level="1"><text:bookmark-start text:name="__RefHeading__371_395092481"/><text:bookmark-start text:name="_Toc475696937"/><text:bookmark-start text:name="_Toc467687453"/><text:span text:style-name="T22">Содержание</text:span><text:bookmark-end text:name="__RefHeading__371_395092481"/><text:bookmark-end text:name="_Toc475696937"/><text:bookmark-end text:name="_Toc467687453"/></text:h>
      <text:p text:style-name="P8"/>
      <text:p text:style-name="P15"><text:span text:style-name="T20">#include &lt;stdio.h&gt;</text:span></text:p>
      <text:p text:style-name="P15"><text:span text:style-name="T20">#include &lt;stdlib.h&gt;</text:span></text:p>
      <text:p text:style-name="P15"><text:span text:style-name="T20">#include &lt;time.h&gt;</text:span></text:p>
      <text:p text:style-name="P15"><text:span text:style-name="T20"/></text:p>
      <text:p text:style-name="P15"><text:span text:style-name="T20">int compare(const void * x1, const void * x2) <text:s text:c="2"/>// функция сравнения элементов массива</text:span></text:p>
      <text:p text:style-name="P15"><text:span text:style-name="T20">{</text:span></text:p>
      <text:p text:style-name="P15"><text:span text:style-name="T20"><text:s text:c="2"/>return ( *(int*)x2 - *(int*)x1 ); <text:s text:c="13"/>// если результат вычитания равен 0, то числа равны, &lt; 0: x1 &lt; x2; &gt; 0: x1 &gt; x2</text:span></text:p>
      <text:p text:style-name="P15"><text:span text:style-name="T20">}</text:span></text:p>
      <text:p text:style-name="P15"><text:span text:style-name="T20"/></text:p>
      <text:p text:style-name="P15"><text:span text:style-name="T20">int main()</text:span></text:p>
      <text:p text:style-name="P15"><text:span text:style-name="T20">{</text:span></text:p>
      <text:p text:style-name="P15"><text:span text:style-name="T20"><text:s text:c="4"/>int *array=(int*)malloc(sizeof(int)*1000); // выделение памяти под массив</text:span></text:p>
      <text:p text:style-name="P15"><text:span text:style-name="T20"/></text:p>
      <text:p text:style-name="P15"><text:span text:style-name="T20"><text:s text:c="4"/>for (int i=0; i&lt;1000;i++) <text:s text:c="17"/>// считывание из входного потока элементов массива</text:span></text:p>
      <text:p text:style-name="P15"><text:span text:style-name="T20"><text:s text:c="8"/>fscanf(stdin,"%d", (array+i));</text:span></text:p>
      <text:p text:style-name="P15"><text:span text:style-name="T20"/></text:p>
      <text:p text:style-name="P15"><text:span text:style-name="T20"><text:s text:c="4"/>int time=clock(); <text:s text:c="26"/>// переменная, в которой будут храниться данные о времени, потраченном на выполнение программы</text:span></text:p>
      <text:p text:style-name="P15"><text:span text:style-name="T20"><text:s text:c="4"/></text:span></text:p>
      <text:p text:style-name="P15"><text:span text:style-name="T20"><text:s text:c="4"/>qsort(array, 1000, sizeof(int), compare); <text:s text:c="2"/>// метод быстрой сортировки</text:span></text:p>
      <text:p text:style-name="P15"><text:span text:style-name="T20"/></text:p>
      <text:p text:style-name="P15"><text:span text:style-name="T20"><text:s text:c="4"/>for (int i=0;i&lt;1000; i++) <text:s text:c="18"/>// вывод отсортированного массива на экран</text:span></text:p>
      <text:p text:style-name="P15"><text:span text:style-name="T20"><text:s text:c="8"/>{</text:span></text:p>
      <text:p text:style-name="P15"><text:span text:style-name="T20"><text:s text:c="8"/>printf("%d ", *(array+i));</text:span></text:p>
      <text:p text:style-name="P15"><text:span text:style-name="T20"><text:s text:c="8"/>}</text:span></text:p>
      <text:p text:style-name="P15"><text:span text:style-name="T20"><text:s text:c="8"/></text:span></text:p>
      <text:p text:style-name="P15"><text:span text:style-name="T20"><text:s text:c="4"/>printf("\n"); <text:s text:c="22"/>// переход строки на новую строчку</text:span></text:p>
      <text:p text:style-name="P15"><text:span text:style-name="T20"><text:s text:c="4"/>printf("%d", (time/CLOCKS_PER_SEC)); <text:s text:c="17"/>// вывод на экран потраченного времени</text:span></text:p>
      <text:p text:style-name="P15"><text:span text:style-name="T20"/></text:p>
      <text:p text:style-name="P15"><text:span text:style-name="T20"><text:s text:c="4"/>free(array); <text:s text:c="31"/>// освобождение памяти</text:span></text:p>
      <text:p text:style-name="P15"><text:span text:style-name="T20"><text:s text:c="4"/>return 0;</text:span></text:p>
      <text:p text:style-name="P15"><text:soft-page-break/><text:span text:style-name="T20">}</text:span></text:p>
      <text:p text:style-name="P3"/>
      <text:h text:style-name="P23" text:outline-level="1"><text:bookmark-start text:name="__RefHeading__373_395092481"/><text:bookmark-start text:name="_Toc475696938"/><text:bookmark-start text:name="_Toc467687454"/><text:span text:style-name="T22">Вывод</text:span><text:bookmark-end text:name="__RefHeading__373_395092481"/><text:bookmark-end text:name="_Toc475696938"/><text:bookmark-end text:name="_Toc467687454"/></text:h>
      <text:p text:style-name="P16"><text:span text:style-name="T5">Выполнив данную лабораторную работу, было освоено и закреплено на практике <text:s/></text:span><text:span text:style-name="T8">использование </text:span><text:span text:style-name="T5"><text:s/>функций стандартной библиотеки языка Си, </text:span><text:span text:style-name="T8">в частности быстрая сортировка, функции библиотеки </text:span><text:span text:style-name="T13">time.h. </text:span><text:span text:style-name="T15">Был получен опыт поиска и использования функций библиотек вместо их самостоятельного написания.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OpenSymbol" svg:font-family="OpenSymbol"/>
    <style:font-face style:name="Roboto" svg:font-family="Roboto, sans-serif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orphans="2" fo:widows="2" style:writing-mode="lr-tb"/>
      <style:text-properties style:use-window-font-color="true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Contents_20_Heading" style:display-name="Contents Heading" style:family="paragraph" style:parent-style-name="Heading_20_1" style:default-outline-level="" style:class="index">
      <style:paragraph-properties fo:line-height="107%"/>
    </style:style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size-asian="16pt" style:language-asian="ru" style:country-asian="RU" style:font-name-complex="F" style:font-size-complex="16pt"/>
    </style:style>
    <style:style style:name="Times14_5f_РИО2_20_Знак" style:display-name="Times14_РИО2 Знак" style:family="text" style:parent-style-name="Default_20_Paragraph_20_Font"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2</meta:editing-cycles>
    <meta:creation-date>2017-02-24T07:41:00</meta:creation-date>
    <dc:date>2017-03-14T18:29:15.14</dc:date>
    <meta:editing-duration>PT14S</meta:editing-duration>
    <meta:generator>LibreOffice/4.0.0.3$Windows_x86 LibreOffice_project/7545bee9c2a0782548772a21bc84a9dcc583b89</meta:generator>
    <meta:document-statistic meta:table-count="1" meta:image-count="0" meta:object-count="0" meta:page-count="4" meta:paragraph-count="58" meta:word-count="293" meta:character-count="2394" meta:non-whitespace-character-count="19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